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name-asian="標楷體" style:font-size-asian="18pt" style:font-size-complex="18pt"/>
    </style:style>
    <style:style style:name="P3" style:family="paragraph" style:parent-style-name="Standard">
      <style:paragraph-properties fo:line-height="150%"/>
    </style:style>
    <style:style style:name="P4" style:family="paragraph" style:parent-style-name="Text_20_body">
      <style:paragraph-properties fo:line-height="150%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font-name-asian="標楷體" style:font-size-asian="18pt" style:font-size-complex="18pt"/>
    </style:style>
    <style:style style:name="P6" style:family="paragraph" style:parent-style-name="Standard" style:list-style-name="L1">
      <style:paragraph-properties fo:line-height="150%"/>
      <style:text-properties style:font-name="標楷體" fo:font-size="14pt" style:font-name-asian="標楷體" style:font-size-asian="14pt" style:font-size-complex="14pt"/>
    </style:style>
    <style:style style:name="P7" style:family="paragraph" style:parent-style-name="Standard" style:list-style-name="L1">
      <style:paragraph-properties fo:line-height="150%"/>
    </style:style>
    <style:style style:name="P8" style:family="paragraph" style:parent-style-name="Standard" style:list-style-name="L2">
      <style:paragraph-properties fo:line-height="150%"/>
    </style:style>
    <style:style style:name="P9" style:family="paragraph" style:parent-style-name="Standard" style:list-style-name="L4">
      <style:paragraph-properties fo:line-height="150%"/>
    </style:style>
    <style:style style:name="P10" style:family="paragraph" style:parent-style-name="Standard" style:list-style-name="L2">
      <style:paragraph-properties fo:line-height="150%"/>
      <style:text-properties fo:font-size="14pt" style:font-name-asian="標楷體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name-asian="標楷體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3" style:family="paragraph" style:parent-style-name="Standard" style:list-style-name="L2">
      <style:paragraph-properties fo:line-height="150%"/>
      <style:text-properties fo:font-size="14pt" style:font-name-asian="標楷體" style:font-size-asian="14pt" style:language-asian="zh" style:country-asian="TW" style:font-size-complex="14pt"/>
    </style:style>
    <style:style style:name="P14" style:family="paragraph" style:parent-style-name="Standard" style:list-style-name="L2">
      <style:paragraph-properties fo:line-height="150%">
        <style:tab-stops/>
      </style:paragraph-properties>
      <style:text-properties fo:font-size="14pt" style:font-name-asian="標楷體" style:font-size-asian="14pt" style:language-asian="zh" style:country-asian="TW" style:font-size-complex="14pt"/>
    </style:style>
    <style:style style:name="T1" style:family="text">
      <style:text-properties style:font-name="標楷體"/>
    </style:style>
    <style:style style:name="T2" style:family="text">
      <style:text-properties style:font-name="標楷體" fo:font-size="14pt" style:font-name-asian="標楷體" style:font-size-asian="14pt" style:font-size-complex="14pt"/>
    </style:style>
    <style:style style:name="T3" style:family="text">
      <style:text-properties style:font-name="標楷體" fo:font-size="14pt" style:font-name-asian="標楷體" style:font-size-asian="14pt" style:language-asian="zh" style:country-asian="TW" style:font-size-complex="14pt"/>
    </style:style>
    <style:style style:name="T4" style:family="text">
      <style:text-properties style:font-name="標楷體" fo:font-size="14pt" fo:letter-spacing="0.049cm" style:font-name-asian="標楷體" style:font-size-asian="14pt" style:language-asian="zh" style:country-asian="TW" style:font-size-complex="14pt"/>
    </style:style>
    <style:style style:name="T5" style:family="text">
      <style:text-properties style:font-name="標楷體" fo:font-size="14pt" fo:letter-spacing="0.049cm" style:font-name-asian="標楷體" style:font-size-asian="14pt" style:font-size-complex="14pt"/>
    </style:style>
    <style:style style:name="T6" style:family="text">
      <style:text-properties style:font-name="標楷體" fo:font-size="14pt" fo:letter-spacing="0.049cm" fo:language="en" fo:country="US" style:font-name-asian="標楷體" style:font-size-asian="14pt" style:font-size-complex="14pt"/>
    </style:style>
    <style:style style:name="T7" style:family="text">
      <style:text-properties style:font-name="標楷體" fo:letter-spacing="0.049cm"/>
    </style:style>
    <style:style style:name="T8" style:family="text">
      <style:text-properties style:font-name="標楷體" fo:letter-spacing="0.049cm" style:font-name-asian="標楷體"/>
    </style:style>
    <style:style style:name="T9" style:family="text">
      <style:text-properties style:font-name="標楷體" fo:letter-spacing="0.049cm" fo:language="en" fo:country="US"/>
    </style:style>
    <style:style style:name="T10" style:family="text">
      <style:text-properties style:font-name="標楷體" style:language-asian="zh" style:country-asian="TW"/>
    </style:style>
    <style:style style:name="T11" style:family="text">
      <style:text-properties fo:font-size="14pt" style:font-name-asian="標楷體" style:font-size-asian="14pt" style:font-size-complex="14pt"/>
    </style:style>
    <style:style style:name="T12" style:family="text">
      <style:text-properties fo:font-size="14pt" style:font-name-asian="標楷體" style:font-size-asian="14pt" style:language-asian="zh" style:country-asian="HK" style:font-size-complex="14pt"/>
    </style:style>
    <style:style style:name="T13" style:family="text">
      <style:text-properties fo:font-size="14pt" style:font-name-asian="標楷體" style:font-size-asian="14pt" style:language-asian="zh" style:country-asian="TW" style:font-size-complex="14pt"/>
    </style:style>
    <style:style style:name="T14" style:family="text">
      <style:text-properties fo:color="#000000"/>
    </style:style>
    <style:style style:name="T15" style:family="text">
      <style:text-properties fo:color="#000000" style:font-name="標楷體" fo:font-size="14pt" style:font-name-asian="標楷體" style:font-size-asian="14pt" style:language-asian="zh" style:country-asian="TW" style:font-size-complex="14pt"/>
    </style:style>
    <style:style style:name="T16" style:family="text">
      <style:text-properties fo:color="#000000" style:font-name="標楷體" fo:font-size="14pt" fo:letter-spacing="0.049cm" style:font-name-asian="標楷體" style:font-size-asian="14pt" style:language-asian="zh" style:country-asian="TW" style:font-size-complex="14pt"/>
    </style:style>
    <style:style style:name="T17" style:family="text">
      <style:text-properties fo:color="#000000" fo:language="en" fo:country="US"/>
    </style:style>
    <style:style style:name="T18" style:family="text">
      <style:text-properties fo:color="#000000" style:font-size-asian="13.5pt"/>
    </style:style>
    <style:style style:name="T19" style:family="text">
      <style:text-properties style:language-asian="zh" style:country-asian="TW"/>
    </style:style>
    <text:list-style style:name="L1">
      <text:list-level-style-number text:level="1" text:style-name="WW_5f_CharLFO1LVL1" style:num-suffix="、" style:num-format="一, 二, 三, ...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style:num-suffix="、" style:num-format="一, 二, 三, ...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、" style:num-format="一, 二, 三, ...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（" style:num-suffix="）" style:num-format="一, 二, 三, ...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WW_5f_CharLFO2LVL2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3" text:style-name="WW_5f_CharLFO2LVL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4" text:style-name="WW_5f_CharLFO2LVL4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number text:level="5" style:num-suffix="、" style:num-format="一, 二, 三, ...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、" style:num-format="一, 二, 三, ...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、" style:num-format="一, 二, 三, ...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、" style:num-format="一, 二, 三, ...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cm" fo:margin-left="1.97cm"/>
        </style:list-level-properties>
      </text:list-level-style-number>
      <text:list-level-style-number text:level="2" text:style-name="WW_5f_CharLFO3LVL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_5f_CharLFO3LVL3" style:num-prefix="(" style:num-suffix=")" style:num-format="1">
        <style:list-level-properties text:list-level-position-and-space-mode="label-alignment">
          <style:list-level-label-alignment text:label-followed-by="listtab" fo:text-indent="-1.035cm" fo:margin-left="2.94cm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WW_5f_CharLFO3LVL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WW_5f_CharLFO3LVL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WW_5f_CharLFO3LVL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WW_5f_CharLFO3LVL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6LVL1" style:num-suffix="、" style:num-format="一, 二, 三, ..." text:start-value="6">
        <style:list-level-properties text:list-level-position-and-space-mode="label-alignment">
          <style:list-level-label-alignment text:label-followed-by="nothing" fo:text-indent="0.021cm" fo:margin-left="0.019cm"/>
        </style:list-level-properties>
      </text:list-level-style-number>
      <text:list-level-style-number text:level="2" text:style-name="WW_5f_CharLFO6LVL2" style:num-prefix="（" style:num-suffix="）" style:num-format="一, 二, 三, ...">
        <style:list-level-properties text:list-level-position-and-space-mode="label-alignment">
          <style:list-level-label-alignment text:label-followed-by="nothing" fo:text-indent="-1.529cm" fo:margin-left="2.17cm"/>
        </style:list-level-properties>
      </text:list-level-style-number>
      <text:list-level-style-number text:level="3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、" style:num-format="一, 二, 三, ..." text:start-value="6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基隆市安樂地政事務所</text:p>
      <text:p text:style-name="P2">106年度8月份第1次主管會議紀錄</text:p>
      <text:p text:style-name="P2"/>
      <text:list xml:id="list6126254573270643240" text:style-name="L1">
        <text:list-item>
          <text:p text:style-name="P6">時間：中華民國106年8月<text:span text:style-name="T19">10</text:span>日下午2時整</text:p>
        </text:list-item>
        <text:list-item>
          <text:p text:style-name="P6">地點：三樓民眾談室</text:p>
        </text:list-item>
        <text:list-item>
          <text:p text:style-name="P6">主席：代理主任戴清文</text:p>
        </text:list-item>
        <text:list-item>
          <text:p text:style-name="P7"><text:span text:style-name="預設段落字型"><text:span text:style-name="T2">出席人員：陳</text:span></text:span><text:span text:style-name="預設段落字型"><text:span text:style-name="T3">慧懿</text:span></text:span><text:span text:style-name="預設段落字型"><text:span text:style-name="T2">、戴清文、周力行、</text:span></text:span><text:span text:style-name="預設段落字型"><text:span text:style-name="T3">李美玲、</text:span></text:span><text:span text:style-name="預設段落字型"><text:span text:style-name="T2">游玉玲 <text:s text:c="3"/>紀錄：陳苑蒨</text:span></text:span></text:p>
        </text:list-item>
        <text:list-item>
          <text:p text:style-name="P6">各單位報告事項：</text:p>
        </text:list-item>
      </text:list>
      <text:list xml:id="list2340131313766962812" text:style-name="L2">
        <text:list-item>
          <text:p text:style-name="P10">第一課</text:p>
          <text:list>
            <text:list-item>
              <text:p text:style-name="P13">本課106年7月業務推動情形如下：</text:p>
              <text:list>
                <text:list-item>
                  <text:p text:style-name="P10">登記案件(含一般、速件、限制登記)：<text:span text:style-name="T19">1</text:span>,<text:span text:style-name="T19">941</text:span>件，土地<text:span text:style-name="T19">5</text:span>,<text:span text:style-name="T19">024</text:span>筆、建物<text:span text:style-name="T19">2</text:span>,<text:span text:style-name="T19">446</text:span>棟。</text:p>
                </text:list-item>
                <text:list-item>
                  <text:p text:style-name="P13">辦理更正案件：39件、土地：94筆、建物：30棟，多數為公有土地登記資料異常之更正。</text:p>
                </text:list-item>
                <text:list-item>
                  <text:p text:style-name="P10">午休諮詢不打烊服務：<text:span text:style-name="T19">155</text:span>件。</text:p>
                </text:list-item>
                <text:list-item>
                  <text:p text:style-name="P10">到府服務案件：0件。</text:p>
                </text:list-item>
                <text:list-item>
                  <text:p text:style-name="P10">延長服務預約領件：<text:span text:style-name="T19">0</text:span>件<text:span text:style-name="T19">。</text:span></text:p>
                </text:list-item>
                <text:list-item>
                  <text:p text:style-name="P13">線上預約申請信託專簿：0件。</text:p>
                </text:list-item>
                <text:list-item>
                  <text:p text:style-name="P13">受理人民申請退還當年度屬2萬元以下地政規費案件：6件。</text:p>
                </text:list-item>
                <text:list-item>
                  <text:p text:style-name="P13">暫存列管公文：0件。</text:p>
                </text:list-item>
                <text:list-item>
                  <text:p text:style-name="P13">法令研討2次，分別於7月11日、20日辦理。</text:p>
                </text:list-item>
                <text:list-item>
                  <text:p text:style-name="P14">本課截至今日各年度未領案件數量計：96年至100年共5件、101年2件、102年8件、103年1件、104年8件，105年8件，持續通知領件。</text:p>
                </text:list-item>
              </text:list>
            </text:list-item>
            <text:list-item>
              <text:p text:style-name="P14">法務部為瞭解主管法規共用系統之使用情形與功能建議，自106年8月15日起至106年9月15日止，舉辦「106年度主管法規共用系統使用者滿意度調」，請同仁踴躍上網填寫問卷。</text:p>
            </text:list-item>
            <text:list-item>
              <text:p text:style-name="P14">為<text:span text:style-name="預設段落字型">防止不動產遭偽冒辦理移轉或抵押權設定等登記，權利人可利用自</text:span><text:soft-page-break/><text:span text:style-name="預設段落字型">然人憑證或就近至任一地政事務所免費申辦「地籍異動即時通服務」，針對不動產常見之買賣、拍賣、贈與、夫妻贈、信託、抵押權設定及書狀補發等情形，於登記程序中之「收件」與「異動完成」的狀態下，系統將自動發送手機簡訊或電子郵件通知，故請同仁多加利用，以有效保障財產安全，防止偽冒案件，及減少不動產糾紛的發生</text:span>。</text:p>
            </text:list-item>
          </text:list>
        </text:list-item>
        <text:list-item>
          <text:p text:style-name="P13">第二課</text:p>
          <text:list>
            <text:list-item>
              <text:p text:style-name="P13">為<text:span text:style-name="T7">確保本所測量成果品質，</text:span><text:span text:style-name="T9">8</text:span><text:span text:style-name="T7">月</text:span><text:span text:style-name="T9">1</text:span><text:span text:style-name="T7">日已派員至本市七堵簡易基線場辦理電子測距經緯儀檢校作業。</text:span></text:p>
            </text:list-item>
            <text:list-item>
              <text:p text:style-name="P13"><text:span text:style-name="T7">有關本所安樂自辦重測區重測，地籍調查作業</text:span><text:span text:style-name="T9">(</text:span><text:span text:style-name="T7">自辦部分</text:span><text:span text:style-name="T9">)</text:span><text:span text:style-name="T7">地籍調查表已整理送審</text:span><text:span text:style-name="T9">42%</text:span><text:span text:style-name="T7">，進度稍有落後；戶地測量</text:span><text:span text:style-name="T9">(</text:span><text:span text:style-name="T7">委外部分</text:span><text:span text:style-name="T9">)</text:span><text:span text:style-name="T7">進度已達</text:span><text:span text:style-name="T9">100%</text:span><text:span text:style-name="T7">，符合工作進度。</text:span></text:p>
            </text:list-item>
            <text:list-item>
              <text:p text:style-name="P13"><text:span text:style-name="T7">重測委外廠商已於</text:span><text:span text:style-name="T9">8</text:span><text:span text:style-name="T7">月</text:span><text:span text:style-name="T9">8</text:span><text:span text:style-name="T7">日提送都市計畫樁位偏差研討案及地籍套圖疑義提案，將儘速辦理後續研討事宜。</text:span></text:p>
            </text:list-item>
            <text:list-item>
              <text:p text:style-name="P13"><text:span text:style-name="T7">目前正積極規劃中山區仙洞段重測計畫及本所</text:span><text:span text:style-name="T9">107</text:span><text:span text:style-name="T7">年度重測區勘選及相關業務。</text:span></text:p>
            </text:list-item>
          </text:list>
        </text:list-item>
        <text:list-item>
          <text:p text:style-name="P13">第三課</text:p>
          <text:list>
            <text:list-item>
              <text:p text:style-name="P8"><text:span text:style-name="預設段落字型"><text:span text:style-name="T11">送交總務之本所106年</text:span></text:span><text:span text:style-name="預設段落字型"><text:span text:style-name="T13">7</text:span></text:span><text:span text:style-name="預設段落字型"><text:span text:style-name="T11">月奉核以零用金支付案件共</text:span></text:span><text:span text:style-name="預設段落字型"><text:span text:style-name="T13">23</text:span></text:span><text:span text:style-name="預設段落字型"><text:span text:style-name="T11">件，均已領取；另本所106年</text:span></text:span><text:span text:style-name="預設段落字型"><text:span text:style-name="T13">7</text:span></text:span><text:span text:style-name="預設段落字型"><text:span text:style-name="T11">月2萬元以上及跨年度退費申請案</text:span></text:span><text:span text:style-name="預設段落字型"><text:span text:style-name="T13">1</text:span></text:span><text:span text:style-name="預設段落字型"><text:span text:style-name="T12">件，</text:span></text:span><text:span text:style-name="預設段落字型"><text:span text:style-name="T13">已領取</text:span></text:span><text:span text:style-name="預設段落字型"><text:span text:style-name="T11">。</text:span></text:span></text:p>
            </text:list-item>
            <text:list-item>
              <text:p text:style-name="P8"><text:span text:style-name="預設段落字型"><text:span text:style-name="T11">本課106年</text:span></text:span><text:span text:style-name="預設段落字型"><text:span text:style-name="T13">7</text:span></text:span><text:span text:style-name="預設段落字型"><text:span text:style-name="T11">月無民眾投訴，「電話代查公告現值創新服務」、「網路申請歷年公告地價資料」及「網路申請檔案閱覽抄錄複製」業於網路宣導，電話代查服務106年</text:span></text:span><text:span text:style-name="預設段落字型"><text:span text:style-name="T13">7</text:span></text:span><text:span text:style-name="預設段落字型"><text:span text:style-name="T11">月共服務</text:span></text:span><text:span text:style-name="預設段落字型"><text:span text:style-name="T13">6</text:span></text:span><text:span text:style-name="預設段落字型"><text:span text:style-name="T12">件</text:span></text:span><text:span text:style-name="預設段落字型"><text:span text:style-name="T11">。</text:span></text:span></text:p>
            </text:list-item>
            <text:list-item>
              <text:p text:style-name="P8"><text:span text:style-name="預設段落字型"><text:span text:style-name="T13">尼莎及海棠颱風過後，本所僅有部份區域滲水，均己處理完竣，感謝輪值人員余宗進及鄭經煌的辛勞</text:span></text:span>。</text:p>
            </text:list-item>
            <text:list-item>
              <text:p text:style-name="P13"><text:span text:style-name="T1">市府函轉行政院來函表示，因應全台未來2週電力吃緊，請各單位每日下午1時至3時將冷氣及中央空調調整為送風模式，本措施業己通知大樓管理單位(教育處)配合辦理。</text:span></text:p>
            </text:list-item>
          </text:list>
        </text:list-item>
        <text:list-item>
          <text:p text:style-name="P13">人事</text:p>
          <text:list>
            <text:list-item>
              <text:p text:style-name="P10"><text:soft-page-break/><text:span text:style-name="T14">市府</text:span><text:span text:style-name="T17">106</text:span><text:span text:style-name="T14">年員工三對三籃球比賽訂於</text:span><text:span text:style-name="T17">9</text:span><text:span text:style-name="T14">月</text:span><text:span text:style-name="T17">23</text:span><text:span text:style-name="T14">日</text:span><text:span text:style-name="T17">(</text:span><text:span text:style-name="T14">星期六</text:span><text:span text:style-name="T17">)</text:span><text:span text:style-name="T14">上午</text:span><text:span text:style-name="T17">8</text:span><text:span text:style-name="T14">時至</text:span><text:span text:style-name="T17">12</text:span><text:span text:style-name="T14">時假本市市立體育館舉辦，報名時間至本年</text:span><text:span text:style-name="T17">8</text:span><text:span text:style-name="T14">月</text:span><text:span text:style-name="T17">18</text:span><text:span text:style-name="T14">日止，請轉知同仁踴躍報名參加，相關訊息惠請至本所網站查閱</text:span>。 </text:p>
            </text:list-item>
            <text:list-item>
              <text:p text:style-name="P10"><text:span text:style-name="T14">考試院民國</text:span><text:span text:style-name="T17">106</text:span><text:span text:style-name="T14">年</text:span><text:span text:style-name="T17">1</text:span><text:span text:style-name="T14">月</text:span><text:span text:style-name="T17">26</text:span><text:span text:style-name="T14">日發布之公務人員退休法施行細則第</text:span><text:span text:style-name="T17">31</text:span><text:span text:style-name="T14">條及第</text:span><text:span text:style-name="T17">40</text:span><text:span text:style-name="T14">條修正條文，將公務人員月退休金及遺族月撫慰金改為按月發給，並明令定於自</text:span><text:span text:style-name="T17">107</text:span><text:span text:style-name="T14">年</text:span><text:span text:style-name="T17">1</text:span><text:span text:style-name="T14">月</text:span><text:span text:style-name="T17">1</text:span><text:span text:style-name="T14">日施行，爰「</text:span><text:span text:style-name="T18">公務人員退撫給與定期發放作業要點」</text:span><text:span text:style-name="T14">配合修正相關查驗期程及發放作業之規定，並自</text:span><text:span text:style-name="T17">107</text:span><text:span text:style-name="T14">年</text:span><text:span text:style-name="T17">1</text:span><text:span text:style-name="T14">月</text:span><text:span text:style-name="T17">1</text:span><text:span text:style-name="T14">日生效，</text:span><text:span text:style-name="T18">相關修正規定、總說明及對照表請至本所網站查閱</text:span><text:span text:style-name="T14">。</text:span> </text:p>
            </text:list-item>
            <text:list-item>
              <text:p text:style-name="P13"><text:span text:style-name="T14">職於本年</text:span><text:span text:style-name="T17">8</text:span><text:span text:style-name="T14">月</text:span><text:span text:style-name="T17">21</text:span><text:span text:style-name="T14">日至</text:span><text:span text:style-name="T17">9</text:span><text:span text:style-name="T14">月</text:span><text:span text:style-name="T17">15</text:span><text:span text:style-name="T14">日，參加</text:span><text:span text:style-name="T17">106</text:span><text:span text:style-name="T14">年度委任公務人員晉升薦任官等訓練公假期間，職務由本市稅務局人事室主任潘惠婉代理</text:span>。</text:p>
            </text:list-item>
          </text:list>
        </text:list-item>
        <text:list-item>
          <text:p text:style-name="P13">會計</text:p>
        </text:list-item>
      </text:list>
      <text:list xml:id="list30491373" text:style-name="L2">
        <text:list-item>
          <text:list>
            <text:list-item>
              <text:p text:style-name="P8"><text:span text:style-name="T11"><text:s/></text:span><text:span text:style-name="預設段落字型"><text:span text:style-name="T13">依據106.7.27審基市一字第1060001729號函，本所105年度單位決算業己核竣事，有關歲入保留請積極清理。</text:span></text:span></text:p>
            </text:list-item>
            <text:list-item>
              <text:p text:style-name="P8"><text:span text:style-name="預設段落字型"><text:span text:style-name="T13">依據基隆市106.7.11基府主歲貳字第1060230329號函，籌編本市107年度總預算案，本所單位預算案初審時間為8月14日上午8:30~10:00。</text:span></text:span></text:p>
            </text:list-item>
          </text:list>
        </text:list-item>
      </text:list>
      <text:p text:style-name="P3"/>
      <text:list xml:id="list8603708185644024776" text:style-name="L4">
        <text:list-item>
          <text:p text:style-name="P9"><text:span text:style-name="預設段落字型"><text:span text:style-name="T2">主席指示事項</text:span></text:span></text:p>
          <text:list>
            <text:list-item>
              <text:p text:style-name="P9"><text:span text:style-name="預設段落字型"><text:span text:style-name="T4">安樂自辦重測區地籍調查表送審進度仍稍有落後，請速整理送審，以免延誤工作期程</text:span></text:span>。</text:p>
            </text:list-item>
            <text:list-item>
              <text:p text:style-name="P9"><text:span text:style-name="預設段落字型"><text:span text:style-name="T16">為配合國家節能減碳政策，請同仁確實注意節水、節電及少紙化等相關作業</text:span></text:span>。</text:p>
            </text:list-item>
          </text:list>
        </text:list-item>
      </text:list>
      <text:p text:style-name="P4"><text:span text:style-name="預設段落字型"><text:span text:style-name="T15"/></text:span></text:p>
      <text:list xml:id="list34593842" text:continue-numbering="true" text:style-name="L4">
        <text:list-item>
          <text:p text:style-name="P9"><text:span text:style-name="預設段落字型"><text:span text:style-name="T2">散會：下午</text:span></text:span><text:span text:style-name="預設段落字型"><text:span text:style-name="T3">2</text:span></text:span><text:span text:style-name="預設段落字型"><text:span text:style-name="T2">時4</text:span></text:span><text:span text:style-name="預設段落字型"><text:span text:style-name="T3">0</text:span></text:span><text:span text:style-name="預設段落字型"><text:span text:style-name="T2">分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TW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標號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9pt" fo:hyphenate="tru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預設段落字型" style:family="text"/>
    <style:style style:name="Numbering_20_Symbols" style:display-name="Numbering Symbols" style:family="text">
      <style:text-properties fo:font-size="14pt" style:font-name-asian="標楷體" style:font-size-asian="14pt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頁首_20_字元" style:display-name="頁首 字元" style:family="text" style:parent-style-name="預設段落字型">
      <style:text-properties fo:font-size="10pt" style:font-size-asian="10pt" style:font-size-complex="9pt"/>
    </style:style>
    <style:style style:name="WW_5f_CharLFO1LVL1" style:display-name="WW_CharLFO1LVL1" style:family="text">
      <style:text-properties style:font-name="標楷體" fo:font-size="14pt" style:font-name-asian="標楷體" style:font-size-asian="14pt" style:font-size-complex="14pt"/>
    </style:style>
    <style:style style:name="WW_5f_CharLFO2LVL2" style:display-name="WW_CharLFO2LVL2" style:family="text">
      <style:text-properties fo:font-size="14pt" style:font-size-asian="14pt" style:font-size-complex="14pt"/>
    </style:style>
    <style:style style:name="WW_5f_CharLFO2LVL3" style:display-name="WW_CharLFO2LVL3" style:family="text">
      <style:text-properties fo:font-size="14pt" style:font-name-asian="標楷體" style:font-size-asian="14pt" style:font-size-complex="14pt"/>
    </style:style>
    <style:style style:name="WW_5f_CharLFO2LVL4" style:display-name="WW_CharLFO2LVL4" style:family="text">
      <style:text-properties style:font-name="StarSymbol" style:font-name-asian="OpenSymbol" style:font-name-complex="OpenSymbol"/>
    </style:style>
    <style:style style:name="WW_5f_CharLFO3LVL1" style:display-name="WW_CharLFO3LVL1" style:family="text">
      <style:text-properties fo:font-size="14pt" style:font-name-asian="標楷體" style:font-size-asian="14pt" style:font-size-complex="14pt"/>
    </style:style>
    <style:style style:name="WW_5f_CharLFO3LVL2" style:display-name="WW_CharLFO3LVL2" style:family="text">
      <style:text-properties fo:font-size="14pt" style:font-name-asian="標楷體" style:font-size-asian="14pt" style:font-size-complex="14pt"/>
    </style:style>
    <style:style style:name="WW_5f_CharLFO3LVL3" style:display-name="WW_CharLFO3LVL3" style:family="text">
      <style:text-properties fo:font-size="14pt" style:font-name-asian="標楷體" style:font-size-asian="14pt" style:font-size-complex="14pt"/>
    </style:style>
    <style:style style:name="WW_5f_CharLFO3LVL4" style:display-name="WW_CharLFO3LVL4" style:family="text">
      <style:text-properties fo:font-size="14pt" style:font-name-asian="標楷體" style:font-size-asian="14pt" style:font-size-complex="14pt"/>
    </style:style>
    <style:style style:name="WW_5f_CharLFO3LVL5" style:display-name="WW_CharLFO3LVL5" style:family="text">
      <style:text-properties fo:font-size="14pt" style:font-name-asian="標楷體" style:font-size-asian="14pt" style:font-size-complex="14pt"/>
    </style:style>
    <style:style style:name="WW_5f_CharLFO3LVL6" style:display-name="WW_CharLFO3LVL6" style:family="text">
      <style:text-properties fo:font-size="14pt" style:font-name-asian="標楷體" style:font-size-asian="14pt" style:font-size-complex="14pt"/>
    </style:style>
    <style:style style:name="WW_5f_CharLFO3LVL7" style:display-name="WW_CharLFO3LVL7" style:family="text">
      <style:text-properties fo:font-size="14pt" style:font-name-asian="標楷體" style:font-size-asian="14pt" style:font-size-complex="14pt"/>
    </style:style>
    <style:style style:name="WW_5f_CharLFO3LVL8" style:display-name="WW_CharLFO3LVL8" style:family="text">
      <style:text-properties fo:font-size="14pt" style:font-name-asian="標楷體" style:font-size-asian="14pt" style:font-size-complex="14pt"/>
    </style:style>
    <style:style style:name="WW_5f_CharLFO3LVL9" style:display-name="WW_CharLFO3LVL9" style:family="text">
      <style:text-properties fo:font-size="14pt" style:font-name-asian="標楷體" style:font-size-asian="14pt" style:font-size-complex="14pt"/>
    </style:style>
    <style:style style:name="WW_5f_CharLFO5LVL2" style:display-name="WW_CharLFO5LVL2" style:family="text">
      <style:text-properties fo:font-size="14pt" style:font-size-asian="14pt"/>
    </style:style>
    <style:style style:name="WW_5f_CharLFO5LVL3" style:display-name="WW_CharLFO5LVL3" style:family="text">
      <style:text-properties fo:font-size="14pt" style:font-name-asian="標楷體" style:font-size-asian="14pt" style:font-size-complex="14pt"/>
    </style:style>
    <style:style style:name="WW_5f_CharLFO5LVL4" style:display-name="WW_CharLFO5LVL4" style:family="text">
      <style:text-properties style:font-name="StarSymbol" style:font-name-asian="OpenSymbol" style:font-name-complex="OpenSymbol"/>
    </style:style>
    <style:style style:name="WW_5f_CharLFO6LVL1" style:display-name="WW_CharLFO6LVL1" style:family="text">
      <style:text-properties style:font-name="標楷體" fo:font-size="14pt" style:font-name-asian="標楷體" style:font-size-asian="14pt"/>
    </style:style>
    <style:style style:name="WW_5f_CharLFO6LVL2" style:display-name="WW_CharLFO6LVL2" style:family="text">
      <style:text-properties fo:font-size="14pt" style:font-name-asian="標楷體" style:font-size-asian="14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/<text:page-count>3</text:page-count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登記課 安樂地政</meta:initial-creator>
    <dc:creator>安樂地政 </dc:creator>
    <meta:creation-date>2016-06-29T13:28:00Z</meta:creation-date>
    <dc:date>2017-08-10T14:40:32.23</dc:date>
    <meta:editing-cycles>82</meta:editing-cycles>
    <meta:editing-duration>PT7H28M43S</meta:editing-duration>
    <meta:printed-by>安樂地政 </meta:printed-by>
    <meta:print-date>2017-05-10T15:46:36.69</meta:print-date>
    <meta:document-statistic meta:table-count="0" meta:image-count="0" meta:object-count="0" meta:page-count="3" meta:paragraph-count="43" meta:word-count="1578" meta:character-count="1766"/>
    <meta:template xlink:type="simple" xlink:actuate="onRequest" xlink:title="" xlink:href="../../../../研考/研考/會議資料/主管會議_週/1.會議紀錄/主管會議-1060414.odt/Normal"/>
  </office:meta>
</office:document-meta>
</file>